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zip2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zip2FileObject.Bzip2FileObject( FileName name , FileObject container , CompressedFile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zip2FileObject.do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zip2FileObject.wrapInputStream( final String name , final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